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67" calcext:value-type="float">
            <text:p>116.9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3224" calcext:value-type="float">
            <text:p>116.4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8384" calcext:value-type="float">
            <text:p>115.8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5376" calcext:value-type="float">
            <text:p>116.1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488" calcext:value-type="float">
            <text:p>115.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6932" calcext:value-type="float">
            <text:p>112.6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0752" calcext:value-type="float">
            <text:p>114.2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6672" calcext:value-type="float">
            <text:p>112.0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8832" calcext:value-type="float">
            <text:p>114.0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8312" calcext:value-type="float">
            <text:p>113.7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992" calcext:value-type="float">
            <text:p>113.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936" calcext:value-type="float">
            <text:p>112.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0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90272" calcext:value-type="float">
            <text:p>114.1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200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0544" calcext:value-type="float">
            <text:p>112.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9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1528" calcext:value-type="float">
            <text:p>109.7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5528" calcext:value-type="float">
            <text:p>107.4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8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62604</text:p>
          </table:table-cell>
          <table:table-cell office:value-type="string" calcext:value-type="string">
            <text:p>Morse SE Quad</text:p>
          </table:table-cell>
          <table:table-cell office:value-type="string" calcext:value-type="string">
            <text:p>198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